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fo:min-height="0.246cm"/>
    </style:style>
    <style:style style:name="gr4" style:family="graphic" style:parent-style-name="standard">
      <style:graphic-properties draw:fill="solid" draw:fill-color="#9999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ffffff" fo:min-height="0.414cm"/>
    </style:style>
    <style:style style:name="gr6" style:family="graphic" style:parent-style-name="standard">
      <style:graphic-properties draw:fill="solid" draw:fill-color="#b84700"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fo:min-height="0.266cm"/>
    </style:style>
    <style:style style:name="gr8" style:family="graphic" style:parent-style-name="standard">
      <style:graphic-properties draw:fill="solid" draw:fill-color="#9999ff" draw:textarea-horizontal-align="center" draw:textarea-vertical-align="middle"/>
    </style:style>
    <style:style style:name="gr9" style:family="graphic" style:parent-style-name="standard">
      <style:graphic-properties draw:stroke="none" draw:fill="none" draw:fill-color="#ffffff" fo:min-height="0.249cm"/>
    </style:style>
    <style:style style:name="gr10" style:family="graphic" style:parent-style-name="standard">
      <style:graphic-properties draw:stroke="none" draw:fill="none" draw:fill-color="#ffffff" fo:min-height="0.203cm"/>
    </style:style>
    <style:style style:name="gr11" style:family="graphic" style:parent-style-name="standard">
      <style:graphic-properties draw:stroke="none" draw:fill="none" draw:fill-color="#ffffff" fo:min-height="0.186cm"/>
    </style:style>
    <style:style style:name="gr12" style:family="graphic" style:parent-style-name="standard">
      <style:graphic-properties draw:stroke="none" draw:fill="none" draw:fill-color="#ffffff" fo:min-height="0.248cm"/>
    </style:style>
    <style:style style:name="gr13" style:family="graphic" style:parent-style-name="standard">
      <style:graphic-properties draw:stroke="none" draw:fill="none" draw:fill-color="#ffffff" fo:min-height="0.245cm"/>
    </style:style>
    <style:style style:name="gr14" style:family="graphic" style:parent-style-name="standard">
      <style:graphic-properties draw:stroke="none" draw:fill="none" draw:fill-color="#ffffff" fo:min-height="0.259cm"/>
    </style:style>
    <style:style style:name="gr15" style:family="graphic" style:parent-style-name="standard">
      <style:graphic-properties draw:stroke="none" draw:fill="none" draw:fill-color="#ffffff" fo:min-height="0.27cm"/>
    </style:style>
    <style:style style:name="gr16" style:family="graphic" style:parent-style-name="standard">
      <style:graphic-properties draw:stroke="none" draw:fill="none" draw:fill-color="#ffffff" fo:min-height="0.171cm"/>
    </style:style>
    <style:style style:name="gr17" style:family="graphic" style:parent-style-name="standard">
      <style:graphic-properties draw:stroke="none" draw:fill="none" draw:fill-color="#ffffff" fo:min-height="0.233cm"/>
    </style:style>
    <style:style style:name="gr18" style:family="graphic" style:parent-style-name="standard">
      <style:graphic-properties draw:stroke="none" draw:fill="none" draw:fill-color="#ffffff" fo:min-height="0.276cm"/>
    </style:style>
    <style:style style:name="gr19" style:family="graphic" style:parent-style-name="standard">
      <style:graphic-properties draw:stroke="none" draw:fill="none" draw:fill-color="#ffffff" fo:min-height="0.204cm"/>
    </style:style>
    <style:style style:name="gr20" style:family="graphic" style:parent-style-name="standard">
      <style:graphic-properties draw:stroke="none" draw:fill="none" draw:fill-color="#ffffff" fo:min-height="0.214cm"/>
    </style:style>
    <style:style style:name="gr21" style:family="graphic" style:parent-style-name="standard">
      <style:graphic-properties draw:stroke="none" draw:fill="none" draw:fill-color="#ffffff" fo:min-height="0.226cm"/>
    </style:style>
    <style:style style:name="gr22" style:family="graphic" style:parent-style-name="standard">
      <style:graphic-properties draw:stroke="none" draw:fill="none" draw:fill-color="#ffffff" fo:min-height="0.227cm"/>
    </style:style>
    <style:style style:name="gr23" style:family="graphic" style:parent-style-name="standard">
      <style:graphic-properties draw:fill="solid" draw:fill-color="#008000" draw:textarea-horizontal-align="center" draw:textarea-vertical-align="middle"/>
    </style:style>
    <style:style style:name="gr24" style:family="graphic" style:parent-style-name="standard">
      <style:graphic-properties draw:marker-end="Arrow" draw:marker-end-width="0.2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6cm" fo:min-width="0cm"/>
    </style:style>
    <style:style style:name="gr27" style:family="graphic" style:parent-style-name="standard">
      <style:graphic-properties draw:fill="solid" draw:fill-color="#b847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fill="solid" draw:fill-color="#99ccff" draw:textarea-horizontal-align="center" draw:textarea-vertical-align="middle"/>
    </style:style>
    <style:style style:name="gr30" style:family="graphic" style:parent-style-name="standard">
      <style:graphic-properties draw:fill="solid" draw:fill-color="#e6e6ff" draw:textarea-horizontal-align="center" draw:textarea-vertical-align="middle"/>
    </style:style>
    <style:style style:name="gr31" style:family="graphic" style:parent-style-name="standard">
      <style:graphic-properties draw:fill="solid" draw:fill-color="#94bd5e" draw:textarea-horizontal-align="center" draw:textarea-vertical-align="middle"/>
    </style:style>
    <style:style style:name="gr32" style:family="graphic" style:parent-style-name="standard">
      <style:graphic-properties draw:fill="solid" draw:fill-color="#cccc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color="#808080" fo:font-size="8pt" style:font-size-asian="8pt" style:font-size-complex="8pt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ircle draw:style-name="gr1" draw:text-style-name="P1" draw:layer="layout" svg:width="0.745cm" svg:height="0.745cm" svg:x="15.872cm" svg:y="7.832cm">
              <text:p/>
            </draw:circle>
            <draw:polygon draw:style-name="gr2" draw:text-style-name="P1" draw:layer="layout" svg:width="0cm" svg:height="0.974cm" svg:x="16.244cm" svg:y="8.577cm" svg:viewBox="0 0 0 975" draw:points="0,0 0,975">
              <text:p/>
            </draw:polygon>
            <draw:polygon draw:style-name="gr2" draw:text-style-name="P1" draw:layer="layout" svg:width="1.39cm" svg:height="0cm" svg:x="15.549cm" svg:y="8.956cm" svg:viewBox="0 0 1391 0" draw:points="0,0 1391,0">
              <text:p/>
            </draw:polygon>
            <draw:polygon draw:style-name="gr2" draw:text-style-name="P1" draw:layer="layout" svg:width="0cm" svg:height="0.738cm" draw:transform="skewX (-0.00139626340159511) rotate (-0.785398163398486) translate (16.2432967675719cm 9.55768253213251cm)" svg:viewBox="0 0 1 739" draw:points="1,-9455 0,-8716">
              <text:p/>
            </draw:polygon>
            <draw:polygon draw:style-name="gr2" draw:text-style-name="P1" draw:layer="layout" svg:width="-0.001cm" svg:height="0.738cm" draw:transform="rotate (3.9269908169865) translate (16.7755229107163cm 10.0809638018422cm)" svg:viewBox="0 0 0 739" draw:points="0,-37242 0,-37981">
              <text:p/>
            </draw:polygon>
          </draw:g>
          <draw:frame draw:style-name="gr3" draw:layer="layout" svg:width="2.924cm" svg:height="0.535cm" svg:x="14.782cm" svg:y="10.047cm">
            <draw:text-box>
              <text:p><text:span text:style-name="T1"><text:a xlink:href="../System_description.ods#DataTerminal_Client">DataTerminal_Client</text:a></text:span></text:p>
            </draw:text-box>
          </draw:frame>
        </draw:g>
        <draw:g>
          <draw:g>
            <draw:circle draw:style-name="gr4" draw:text-style-name="P1" draw:layer="layout" svg:width="0.745cm" svg:height="0.745cm" svg:x="6.801cm" svg:y="7.952cm">
              <text:p/>
            </draw:circle>
            <draw:polygon draw:style-name="gr2" draw:text-style-name="P1" draw:layer="layout" svg:width="0cm" svg:height="0.974cm" svg:x="7.173cm" svg:y="8.697cm" svg:viewBox="0 0 0 975" draw:points="0,0 0,975">
              <text:p/>
            </draw:polygon>
            <draw:polygon draw:style-name="gr2" draw:text-style-name="P1" draw:layer="layout" svg:width="1.39cm" svg:height="0cm" svg:x="6.478cm" svg:y="9.076cm" svg:viewBox="0 0 1391 0" draw:points="0,0 1391,0">
              <text:p/>
            </draw:polygon>
            <draw:polygon draw:style-name="gr2" draw:text-style-name="P1" draw:layer="layout" svg:width="0cm" svg:height="0.738cm" draw:transform="skewX (-0.00139626340159512) rotate (-0.785398163398486) translate (7.17229676757191cm 9.67768253213251cm)" svg:viewBox="0 0 1 739" draw:points="1,3543 0,4282">
              <text:p/>
            </draw:polygon>
            <draw:polygon draw:style-name="gr2" draw:text-style-name="P1" draw:layer="layout" svg:width="-0.001cm" svg:height="0.738cm" draw:transform="rotate (3.9269908169865) translate (7.70452291071631cm 10.2009638018422cm)" svg:viewBox="0 0 0 739" draw:points="0,-24583 0,-25322">
              <text:p/>
            </draw:polygon>
          </draw:g>
          <draw:frame draw:style-name="gr5" draw:layer="layout" svg:width="3.194cm" svg:height="0.664cm" svg:x="5.576cm" svg:y="10.078cm">
            <draw:text-box>
              <text:p><text:span text:style-name="T2"><text:a xlink:href="../System_description.ods#Система%20партнера">Система партнера</text:a></text:span></text:p>
            </draw:text-box>
          </draw:frame>
        </draw:g>
        <draw:g>
          <draw:g>
            <draw:circle draw:style-name="gr6" draw:text-style-name="P1" draw:layer="layout" svg:width="0.745cm" svg:height="0.745cm" svg:x="19.934cm" svg:y="7.9cm">
              <text:p/>
            </draw:circle>
            <draw:polygon draw:style-name="gr2" draw:text-style-name="P1" draw:layer="layout" svg:width="0cm" svg:height="0.974cm" svg:x="20.306cm" svg:y="8.645cm" svg:viewBox="0 0 0 975" draw:points="0,0 0,975">
              <text:p/>
            </draw:polygon>
            <draw:polygon draw:style-name="gr2" draw:text-style-name="P1" draw:layer="layout" svg:width="1.39cm" svg:height="0cm" svg:x="19.611cm" svg:y="9.024cm" svg:viewBox="0 0 1391 0" draw:points="0,0 1391,0">
              <text:p/>
            </draw:polygon>
            <draw:polygon draw:style-name="gr2" draw:text-style-name="P1" draw:layer="layout" svg:width="0cm" svg:height="0.737cm" draw:transform="skewX (-0.00139626340159514) rotate (-0.785398163398486) translate (20.3052967675719cm 9.62568253213252cm)" svg:viewBox="0 0 1 738" draw:points="1,-15103 0,-14365">
              <text:p/>
            </draw:polygon>
            <draw:polygon draw:style-name="gr2" draw:text-style-name="P1" draw:layer="layout" svg:width="-0.001cm" svg:height="0.737cm" draw:transform="rotate (3.9269908169865) translate (20.8368158039351cm 10.148256695061cm)" svg:viewBox="0 0 0 738" draw:points="0,-43082 0,-43820">
              <text:p/>
            </draw:polygon>
          </draw:g>
          <draw:frame draw:style-name="gr7" draw:layer="layout" svg:width="2.987cm" svg:height="0.535cm" svg:x="18.813cm" svg:y="10.134cm">
            <draw:text-box>
              <text:p><text:span text:style-name="T1"><text:a xlink:href="../System_description.ods#DataTerminal_Server">DataTerminal_Server</text:a></text:span></text:p>
            </draw:text-box>
          </draw:frame>
        </draw:g>
        <draw:g>
          <draw:ellipse draw:style-name="gr8" draw:text-style-name="P2" draw:layer="layout" svg:width="4.188cm" svg:height="0.693cm" svg:x="1.181cm" svg:y="8.044cm">
            <text:p text:style-name="P1"><text:span text:style-name="T3"/></text:p>
            <text:p text:style-name="P1"><text:span text:style-name="T3"/></text:p>
          </draw:ellipse>
          <draw:frame draw:style-name="gr9" draw:layer="layout" svg:width="3.46cm" svg:height="0.53cm" svg:x="1.545cm" svg:y="8.125cm">
            <draw:text-box>
              <text:p><text:span text:style-name="T4"><text:a xlink:href="../System_description.ods#Идентификация%20клиента">Идентификация клиента</text:a></text:span></text:p>
            </draw:text-box>
          </draw:frame>
        </draw:g>
        <draw:g>
          <draw:ellipse draw:style-name="gr4" draw:text-style-name="P2" draw:layer="layout" svg:width="4.188cm" svg:height="0.693cm" svg:x="1.233cm" svg:y="9.261cm">
            <text:p/>
          </draw:ellipse>
          <draw:frame draw:style-name="gr10" draw:layer="layout" svg:width="4.4cm" svg:height="0.53cm" svg:x="1.127cm" svg:y="9.342cm">
            <draw:text-box>
              <text:p><text:span text:style-name="T5"><text:a xlink:href="../System_description.ods#Операции%20с%20клиентами%20БонКлуба">Операции с клиентами БонКлуба</text:a></text:span></text:p>
            </draw:text-box>
          </draw:frame>
        </draw:g>
        <draw:g>
          <draw:ellipse draw:style-name="gr1" draw:text-style-name="P2" draw:layer="layout" svg:width="5.715cm" svg:height="0.666cm" svg:x="8.795cm" svg:y="5.786cm">
            <text:p/>
          </draw:ellipse>
          <draw:frame draw:style-name="gr11" draw:layer="layout" svg:width="3.885cm" svg:height="0.53cm" svg:x="9.71cm" svg:y="5.854cm">
            <draw:text-box>
              <text:p><text:span text:style-name="T5"><text:a xlink:href="../System_description.ods#Загрузка%20состояния%20БонКарт">Загрузка состояния БонКарт</text:a></text:span></text:p>
            </draw:text-box>
          </draw:frame>
        </draw:g>
        <draw:g>
          <draw:ellipse draw:style-name="gr1" draw:text-style-name="P2" draw:layer="layout" svg:width="5.715cm" svg:height="0.666cm" svg:x="8.795cm" svg:y="6.908cm">
            <text:p/>
          </draw:ellipse>
          <draw:frame draw:style-name="gr12" draw:layer="layout" svg:width="5.993cm" svg:height="0.53cm" svg:x="8.656cm" svg:y="6.976cm">
            <draw:text-box>
              <text:p><text:span text:style-name="T5"><text:a xlink:href="../System_description.ods#Просмотр%20лога%20загруженных%20состояний%20БонКарт">Просмотр лога загруженных состояний БонКарт</text:a></text:span></text:p>
            </draw:text-box>
          </draw:frame>
        </draw:g>
        <draw:g>
          <draw:ellipse draw:style-name="gr1" draw:text-style-name="P2" draw:layer="layout" svg:width="5.715cm" svg:height="0.666cm" svg:x="8.795cm" svg:y="8.314cm">
            <text:p/>
          </draw:ellipse>
          <draw:frame draw:style-name="gr13" draw:layer="layout" svg:width="4.38cm" svg:height="0.53cm" svg:x="9.462cm" svg:y="8.382cm">
            <draw:text-box>
              <text:p><text:span text:style-name="T5"><text:a xlink:href="../System_description.ods#Выгрузка%20проведенных%20операций">Выгрузка проведенных операций</text:a></text:span></text:p>
            </draw:text-box>
          </draw:frame>
        </draw:g>
        <draw:g>
          <draw:ellipse draw:style-name="gr1" draw:text-style-name="P2" draw:layer="layout" svg:width="5.715cm" svg:height="0.666cm" svg:x="8.795cm" svg:y="9.408cm">
            <text:p/>
          </draw:ellipse>
          <draw:frame draw:style-name="gr13" draw:layer="layout" svg:width="4.917cm" svg:height="0.53cm" svg:x="9.194cm" svg:y="9.476cm">
            <draw:text-box>
              <text:p><text:span text:style-name="T5"><text:a xlink:href="../System_description.ods#Просмотр%20лога%20выгруженных%20операций">Просмотр лога выгруженных операций</text:a></text:span></text:p>
            </draw:text-box>
          </draw:frame>
        </draw:g>
        <draw:g>
          <draw:ellipse draw:style-name="gr1" draw:text-style-name="P2" draw:layer="layout" svg:width="5.715cm" svg:height="0.666cm" svg:x="8.795cm" svg:y="10.908cm">
            <text:p/>
          </draw:ellipse>
          <draw:frame draw:style-name="gr14" draw:layer="layout" svg:width="4.637cm" svg:height="0.53cm" svg:x="9.334cm" svg:y="10.985cm">
            <draw:text-box>
              <text:p><text:span text:style-name="T5"><text:a xlink:href="../System_description.ods#Загрузка%20своих%20настроек%20лояльности">Загрузка своих настроек лояльности</text:a></text:span></text:p>
            </draw:text-box>
          </draw:frame>
        </draw:g>
        <draw:g>
          <draw:ellipse draw:style-name="gr1" draw:text-style-name="P2" draw:layer="layout" svg:width="5.715cm" svg:height="0.666cm" svg:x="8.795cm" svg:y="12.008cm">
            <text:p/>
          </draw:ellipse>
          <draw:frame draw:style-name="gr15" draw:layer="layout" svg:width="4.796cm" svg:height="0.53cm" svg:x="9.254cm" svg:y="12.076cm">
            <draw:text-box>
              <text:p><text:span text:style-name="T5"><text:a xlink:href="../System_description.ods#Просмотр%20лога%20загруженных%20настроек">Просмотр лога загруженных настроек</text:a></text:span></text:p>
            </draw:text-box>
          </draw:frame>
        </draw:g>
        <draw:g>
          <draw:ellipse draw:style-name="gr6" draw:text-style-name="P2" draw:layer="layout" svg:width="5.723cm" svg:height="0.693cm" svg:x="22.477cm" svg:y="5.406cm">
            <text:p/>
          </draw:ellipse>
          <draw:frame draw:style-name="gr16" draw:layer="layout" svg:width="3.586cm" svg:height="0.53cm" svg:x="23.545cm" svg:y="5.487cm">
            <draw:text-box>
              <text:p><text:span text:style-name="T5"><text:a xlink:href="../System_description.ods#Аутентификация%20клиентов">Аутентификация клиентов</text:a></text:span></text:p>
            </draw:text-box>
          </draw:frame>
        </draw:g>
        <draw:g>
          <draw:ellipse draw:style-name="gr6" draw:text-style-name="P2" draw:layer="layout" svg:width="5.723cm" svg:height="0.693cm" svg:x="22.477cm" svg:y="6.39cm">
            <text:p/>
          </draw:ellipse>
          <draw:frame draw:style-name="gr17" draw:layer="layout" svg:width="4.468cm" svg:height="0.53cm" svg:x="23.104cm" svg:y="6.471cm">
            <draw:text-box>
              <text:p><text:span text:style-name="T5"><text:a xlink:href="../System_description.ods#Изменение%20настроек%20для%20партнера">Изменение настроек для партнера</text:a></text:span></text:p>
            </draw:text-box>
          </draw:frame>
        </draw:g>
        <draw:g>
          <draw:ellipse draw:style-name="gr6" draw:text-style-name="P2" draw:layer="layout" svg:width="5.723cm" svg:height="0.693cm" svg:x="22.477cm" svg:y="7.491cm">
            <text:p/>
          </draw:ellipse>
          <draw:frame draw:style-name="gr18" draw:layer="layout" svg:width="3.86cm" svg:height="0.53cm" svg:x="23.408cm" svg:y="7.572cm">
            <draw:text-box>
              <text:p><text:span text:style-name="T5"><text:a xlink:href="../System_description.ods#Изменение%20статусов%20БонКарт">Изменение статусов БонКарт</text:a></text:span></text:p>
            </draw:text-box>
          </draw:frame>
        </draw:g>
        <draw:g>
          <draw:ellipse draw:style-name="gr6" draw:text-style-name="P2" draw:layer="layout" svg:width="5.723cm" svg:height="0.693cm" svg:x="22.477cm" svg:y="8.592cm">
            <text:p/>
          </draw:ellipse>
          <draw:frame draw:style-name="gr7" draw:layer="layout" svg:width="5.534cm" svg:height="0.53cm" svg:x="22.571cm" svg:y="8.673cm">
            <draw:text-box>
              <text:p><text:span text:style-name="T5"><text:a xlink:href="../System_description.ods#Хранение%20логов%20выгрузки%20статусов%20БонКарт">Хранение логов выгрузки статусов БонКарт</text:a></text:span></text:p>
            </draw:text-box>
          </draw:frame>
        </draw:g>
        <draw:g>
          <draw:ellipse draw:style-name="gr6" draw:text-style-name="P2" draw:layer="layout" svg:width="6.724cm" svg:height="0.693cm" svg:x="21.976cm" svg:y="9.793cm">
            <text:p/>
          </draw:ellipse>
          <draw:frame draw:style-name="gr19" draw:layer="layout" svg:width="6.523cm" svg:height="0.53cm" svg:x="22.077cm" svg:y="9.874cm">
            <draw:text-box>
              <text:p><text:span text:style-name="T5"><text:a xlink:href="../System_description.ods#Хранение%20операций%20с%20картами%20по%20данному%20партнеру">Хранение операций с картами по данному партнеру</text:a></text:span></text:p>
            </draw:text-box>
          </draw:frame>
        </draw:g>
        <draw:g>
          <draw:ellipse draw:style-name="gr6" draw:text-style-name="P2" draw:layer="layout" svg:width="5.723cm" svg:height="0.693cm" svg:x="22.477cm" svg:y="10.894cm">
            <text:p/>
          </draw:ellipse>
          <draw:frame draw:style-name="gr20" draw:layer="layout" svg:width="6.029cm" svg:height="0.53cm" svg:x="22.324cm" svg:y="10.975cm">
            <draw:text-box>
              <text:p><text:span text:style-name="T5"><text:a xlink:href="../System_description.ods#Хранение%20логов%20загрузки%20операций%20от%20партнера">Хранение логов загрузки операций от партнера</text:a></text:span></text:p>
            </draw:text-box>
          </draw:frame>
        </draw:g>
        <draw:g>
          <draw:ellipse draw:style-name="gr6" draw:text-style-name="P2" draw:layer="layout" svg:width="4.364cm" svg:height="0.666cm" svg:x="19.707cm" svg:y="13.808cm">
            <text:p/>
          </draw:ellipse>
          <draw:frame draw:style-name="gr21" draw:layer="layout" svg:width="3.49cm" svg:height="0.569cm" svg:x="20.144cm" svg:y="13.857cm">
            <draw:text-box>
              <text:p><text:span text:style-name="T6"><text:a xlink:href="../System_description.ods#Связь%20Клиет-Сервер">Связь: Клиент-Сервер</text:a></text:span></text:p>
            </draw:text-box>
          </draw:frame>
        </draw:g>
        <draw:g>
          <draw:ellipse draw:style-name="gr1" draw:text-style-name="P2" draw:layer="layout" svg:width="4.364cm" svg:height="0.666cm" svg:x="14.933cm" svg:y="13.789cm">
            <text:p/>
          </draw:ellipse>
          <draw:frame draw:style-name="gr22" draw:layer="layout" svg:width="3.594cm" svg:height="0.569cm" svg:x="15.318cm" svg:y="13.838cm">
            <draw:text-box>
              <text:p><text:span text:style-name="T6"><text:a xlink:href="../System_description.ods#DataTerminal_Client">Связь клиент-сервер</text:a></text:span></text:p>
            </draw:text-box>
          </draw:frame>
        </draw:g>
      </draw:page>
      <draw:page draw:name="page2" draw:style-name="dp1" draw:master-page-name="Default">
        <draw:rect draw:style-name="gr4" draw:text-style-name="P1" draw:id="id1" draw:layer="layout" svg:width="4.103cm" svg:height="1.731cm" svg:x="1.2cm" svg:y="1.256cm">
          <text:p/>
        </draw:rect>
        <draw:rect draw:style-name="gr23" draw:text-style-name="P2" draw:layer="layout" svg:width="3.852cm" svg:height="0.302cm" svg:x="1.335cm" svg:y="1.707cm">
          <text:p text:style-name="P1"><text:span text:style-name="T5">Состояние БонКарт</text:span></text:p>
        </draw:rect>
        <draw:rect draw:style-name="gr23" draw:text-style-name="P3" draw:layer="layout" svg:width="3.852cm" svg:height="0.32cm" svg:x="1.345cm" svg:y="2.085cm">
          <text:p text:style-name="P1"><text:span text:style-name="T5">Операции с БонКартами</text:span></text:p>
        </draw:rect>
        <draw:rect draw:style-name="gr23" draw:text-style-name="P3" draw:layer="layout" svg:width="3.852cm" svg:height="0.32cm" svg:x="1.345cm" svg:y="2.51cm">
          <text:p text:style-name="P1"><text:span text:style-name="T5">Настройки системы</text:span></text:p>
        </draw:rect>
        <draw:connector draw:style-name="gr24" draw:text-style-name="P1" draw:layer="layout" draw:type="line" svg:x1="5.303cm" svg:y1="2.121cm" svg:x2="5.711cm" svg:y2="9.796cm" draw:start-shape="id1" draw:start-glue-point="1" draw:end-shape="id2" draw:end-glue-point="3" svg:d="m5303 2121 408 7675">
          <text:p/>
        </draw:connector>
        <draw:connector draw:style-name="gr24" draw:text-style-name="P1" draw:layer="layout" draw:type="line" svg:x1="5.303cm" svg:y1="2.121cm" svg:x2="5.71cm" svg:y2="5.876cm" draw:start-shape="id1" draw:start-glue-point="1" draw:end-shape="id3" draw:end-glue-point="3" svg:d="m5303 2121 407 3755">
          <text:p/>
        </draw:connector>
        <draw:connector draw:style-name="gr24" draw:text-style-name="P1" draw:layer="layout" draw:type="line" svg:x1="5.303cm" svg:y1="2.121cm" svg:x2="5.709cm" svg:y2="1.919cm" draw:start-shape="id1" draw:start-glue-point="1" draw:end-shape="id4" draw:end-glue-point="3" svg:d="m5303 2121 406-202">
          <text:p/>
        </draw:connector>
        <draw:frame draw:style-name="gr25" draw:text-style-name="P4" draw:layer="layout" svg:width="2.005cm" svg:height="0.581cm" svg:x="2.237cm" svg:y="1.186cm">
          <draw:text-box>
            <text:p><text:span text:style-name="T2">FrameMain</text:span></text:p>
          </draw:text-box>
        </draw:frame>
        <draw:rect draw:style-name="gr4" draw:text-style-name="P1" draw:id="id4" draw:layer="layout" svg:width="4.103cm" svg:height="1.593cm" svg:x="5.709cm" svg:y="1.123cm">
          <text:p/>
        </draw:rect>
        <draw:rect draw:style-name="gr23" draw:text-style-name="P2" draw:id="id9" draw:layer="layout" svg:width="3.852cm" svg:height="0.302cm" svg:x="5.844cm" svg:y="1.477cm">
          <text:p text:style-name="P1"><text:span text:style-name="T5">Загрузка Состояния БонКарт</text:span></text:p>
        </draw:rect>
        <draw:rect draw:style-name="gr23" draw:text-style-name="P3" draw:id="id7" draw:layer="layout" svg:width="3.852cm" svg:height="0.32cm" svg:x="5.854cm" svg:y="1.855cm">
          <text:p text:style-name="P1"><text:span text:style-name="T5">Просмотр лога загрузок</text:span></text:p>
        </draw:rect>
        <draw:rect draw:style-name="gr23" draw:text-style-name="P3" draw:id="id5" draw:layer="layout" svg:width="3.852cm" svg:height="0.32cm" svg:x="5.854cm" svg:y="2.28cm">
          <text:p text:style-name="P1"><text:span text:style-name="T5">Системные опции</text:span></text:p>
        </draw:rect>
        <draw:frame draw:style-name="gr25" draw:text-style-name="P4" draw:layer="layout" svg:width="2.043cm" svg:height="0.581cm" svg:x="6.782cm" svg:y="1.001cm">
          <draw:text-box>
            <text:p><text:span text:style-name="T2">FrameState</text:span></text:p>
          </draw:text-box>
        </draw:frame>
        <draw:rect draw:style-name="gr4" draw:text-style-name="P1" draw:id="id3" draw:layer="layout" svg:width="4.103cm" svg:height="1.655cm" svg:x="5.71cm" svg:y="5.049cm">
          <text:p/>
        </draw:rect>
        <draw:rect draw:style-name="gr23" draw:text-style-name="P2" draw:id="id22" draw:layer="layout" svg:width="3.852cm" svg:height="0.302cm" svg:x="5.845cm" svg:y="5.465cm">
          <text:p text:style-name="P1"><text:span text:style-name="T5">Выгрузка Операций</text:span></text:p>
        </draw:rect>
        <draw:rect draw:style-name="gr23" draw:text-style-name="P3" draw:id="id20" draw:layer="layout" svg:width="3.852cm" svg:height="0.32cm" svg:x="5.855cm" svg:y="5.843cm">
          <text:p text:style-name="P1"><text:span text:style-name="T5">Просмотр лога выгрузок</text:span></text:p>
        </draw:rect>
        <draw:rect draw:style-name="gr23" draw:text-style-name="P3" draw:id="id18" draw:layer="layout" svg:width="3.852cm" svg:height="0.32cm" svg:x="5.855cm" svg:y="6.268cm">
          <text:p text:style-name="P1"><text:span text:style-name="T5">Системные опции</text:span></text:p>
        </draw:rect>
        <draw:frame draw:style-name="gr25" draw:text-style-name="P4" draw:layer="layout" svg:width="2.691cm" svg:height="0.581cm" svg:x="6.49cm" svg:y="4.968cm">
          <draw:text-box>
            <text:p><text:span text:style-name="T2">FrameOperation</text:span></text:p>
          </draw:text-box>
        </draw:frame>
        <draw:rect draw:style-name="gr4" draw:text-style-name="P1" draw:id="id2" draw:layer="layout" svg:width="4.103cm" svg:height="1.291cm" svg:x="5.711cm" svg:y="9.151cm">
          <text:p/>
        </draw:rect>
        <draw:rect draw:style-name="gr23" draw:text-style-name="P2" draw:id="id26" draw:layer="layout" svg:width="3.852cm" svg:height="0.302cm" svg:x="5.846cm" svg:y="9.568cm">
          <text:p text:style-name="P1"><text:span text:style-name="T5">Загрузка Системных настроек</text:span></text:p>
        </draw:rect>
        <draw:rect draw:style-name="gr23" draw:text-style-name="P3" draw:id="id24" draw:layer="layout" svg:width="3.852cm" svg:height="0.32cm" svg:x="5.832cm" svg:y="9.999cm">
          <text:p text:style-name="P1"><text:span text:style-name="T5">Системные опции</text:span></text:p>
        </draw:rect>
        <draw:frame draw:style-name="gr25" draw:text-style-name="P4" draw:layer="layout" svg:width="2.471cm" svg:height="0.581cm" svg:x="6.602cm" svg:y="9.061cm">
          <draw:text-box>
            <text:p><text:span text:style-name="T2">FrameSettings</text:span></text:p>
          </draw:text-box>
        </draw:frame>
        <draw:rect draw:style-name="gr4" draw:text-style-name="P1" draw:id="id6" draw:layer="layout" svg:width="4.103cm" svg:height="0.768cm" svg:x="12.174cm" svg:y="2.93cm">
          <text:p/>
        </draw:rect>
        <draw:rect draw:style-name="gr23" draw:text-style-name="P2" draw:id="id11" draw:layer="layout" svg:width="3.852cm" svg:height="0.302cm" svg:x="12.309cm" svg:y="3.284cm">
          <text:p text:style-name="P1"><text:span text:style-name="T5">Установка каталога загрузок</text:span></text:p>
        </draw:rect>
        <draw:frame draw:style-name="gr25" draw:text-style-name="P4" draw:layer="layout" svg:width="3.161cm" svg:height="0.581cm" svg:x="12.645cm" svg:y="2.808cm">
          <draw:text-box>
            <text:p><text:span text:style-name="T2">FrameStateSettings</text:span></text:p>
          </draw:text-box>
        </draw:frame>
        <draw:connector draw:style-name="gr24" draw:text-style-name="P1" draw:layer="layout" draw:type="line" svg:x1="9.706cm" svg:y1="2.44cm" svg:x2="12.174cm" svg:y2="3.314cm" draw:start-shape="id5" draw:start-glue-point="1" draw:end-shape="id6" draw:end-glue-point="3" svg:d="m9706 2440 2468 874">
          <text:p/>
        </draw:connector>
        <draw:rect draw:style-name="gr4" draw:text-style-name="P1" draw:id="id8" draw:layer="layout" svg:width="4.103cm" svg:height="0.768cm" svg:x="12.175cm" svg:y="1.93cm">
          <text:p/>
        </draw:rect>
        <draw:rect draw:style-name="gr23" draw:text-style-name="P2" draw:id="id15" draw:layer="layout" svg:width="3.852cm" svg:height="0.302cm" svg:x="12.31cm" svg:y="2.284cm">
          <text:p text:style-name="P1"><text:span text:style-name="T5">Загрузить лог с сервера</text:span></text:p>
        </draw:rect>
        <draw:frame draw:style-name="gr26" draw:text-style-name="P4" draw:layer="layout" svg:width="3.241cm" svg:height="0.911cm" svg:x="12.606cm" svg:y="1.808cm">
          <draw:text-box>
            <text:p><text:span text:style-name="T2">FrameStateLoadLog</text:span></text:p>
            <text:p><text:span text:style-name="T2"/></text:p>
          </draw:text-box>
        </draw:frame>
        <draw:connector draw:style-name="gr24" draw:text-style-name="P1" draw:layer="layout" draw:type="line" svg:x1="9.706cm" svg:y1="2.015cm" svg:x2="12.175cm" svg:y2="2.314cm" draw:start-shape="id7" draw:start-glue-point="1" draw:end-shape="id8" draw:end-glue-point="3" svg:d="m9706 2015 2469 299">
          <text:p/>
        </draw:connector>
        <draw:connector draw:style-name="gr24" draw:text-style-name="P1" draw:layer="layout" draw:type="line" svg:x1="9.696cm" svg:y1="1.628cm" svg:x2="12.176cm" svg:y2="1.415cm" draw:start-shape="id9" draw:start-glue-point="1" draw:end-shape="id10" draw:end-glue-point="3" svg:d="m9696 1628 2480-213">
          <text:p/>
        </draw:connector>
        <draw:rect draw:style-name="gr4" draw:text-style-name="P1" draw:id="id10" draw:layer="layout" svg:width="4.103cm" svg:height="0.768cm" svg:x="12.176cm" svg:y="1.031cm">
          <text:p/>
        </draw:rect>
        <draw:rect draw:style-name="gr23" draw:text-style-name="P2" draw:id="id17" draw:layer="layout" svg:width="3.852cm" svg:height="0.302cm" svg:x="12.311cm" svg:y="1.385cm">
          <text:p text:style-name="P1"><text:span text:style-name="T5">Загрузить файлы с сервера</text:span></text:p>
        </draw:rect>
        <draw:frame draw:style-name="gr26" draw:text-style-name="P4" draw:layer="layout" svg:width="3.004cm" svg:height="0.581cm" svg:x="12.613cm" svg:y="0.909cm">
          <draw:text-box>
            <text:p><text:span text:style-name="T2">FrameStateGetFile</text:span></text:p>
          </draw:text-box>
        </draw:frame>
        <draw:ellipse draw:style-name="gr27" draw:text-style-name="P3" draw:id="id13" draw:layer="layout" svg:width="5.701cm" svg:height="0.685cm" svg:x="19.373cm" svg:y="2.84cm">
          <text:p text:style-name="P1"><text:span text:style-name="T5">Запрос каталога «Файлов от сервера»</text:span></text:p>
        </draw:ellipse>
        <draw:ellipse draw:style-name="gr27" draw:text-style-name="P3" draw:id="id12" draw:layer="layout" svg:width="5.7cm" svg:height="0.685cm" svg:x="19.374cm" svg:y="3.741cm">
          <text:p text:style-name="P1"><text:span text:style-name="T5">Установка каталога «Файлов от сервера»</text:span></text:p>
        </draw:ellipse>
        <draw:connector draw:style-name="gr24" draw:text-style-name="P1" draw:layer="layout" draw:type="line" svg:x1="16.161cm" svg:y1="3.435cm" svg:x2="19.374cm" svg:y2="4.083cm" draw:start-shape="id11" draw:start-glue-point="1" draw:end-shape="id12" draw:end-glue-point="3" svg:d="m16161 3435 3213 648">
          <text:p/>
        </draw:connector>
        <draw:connector draw:style-name="gr24" draw:text-style-name="P1" draw:layer="layout" draw:type="line" svg:x1="19.373cm" svg:y1="3.182cm" svg:x2="16.161cm" svg:y2="3.435cm" draw:start-shape="id13" draw:start-glue-point="3" draw:end-shape="id11" draw:end-glue-point="1" svg:d="m19373 3182-3212 253">
          <text:p/>
        </draw:connector>
        <draw:ellipse draw:style-name="gr27" draw:text-style-name="P3" draw:id="id14" draw:layer="layout" svg:width="5.701cm" svg:height="0.685cm" svg:x="19.374cm" svg:y="1.941cm">
          <text:p text:style-name="P1"><text:span text:style-name="T5">Загрузить лог «Файлов от сервера»</text:span></text:p>
        </draw:ellipse>
        <draw:connector draw:style-name="gr24" draw:text-style-name="P1" draw:layer="layout" draw:type="line" svg:x1="19.374cm" svg:y1="2.283cm" svg:x2="16.162cm" svg:y2="2.435cm" draw:start-shape="id14" draw:start-glue-point="3" draw:end-shape="id15" draw:end-glue-point="1" svg:d="m19374 2283-3212 152">
          <text:p/>
        </draw:connector>
        <draw:ellipse draw:style-name="gr27" draw:text-style-name="P3" draw:id="id16" draw:layer="layout" svg:width="5.701cm" svg:height="0.685cm" svg:x="19.375cm" svg:y="1.097cm">
          <text:p text:style-name="P1"><text:span text:style-name="T5">Загрузить очередные файлы для клиента</text:span></text:p>
        </draw:ellipse>
        <draw:connector draw:style-name="gr24" draw:text-style-name="P1" draw:layer="layout" draw:type="line" svg:x1="19.375cm" svg:y1="1.439cm" svg:x2="16.163cm" svg:y2="1.536cm" draw:start-shape="id16" draw:start-glue-point="3" draw:end-shape="id17" draw:end-glue-point="1" svg:d="m19375 1439-3212 97">
          <text:p/>
        </draw:connector>
        <draw:rect draw:style-name="gr4" draw:text-style-name="P1" draw:layer="layout" svg:width="4.103cm" svg:height="0.768cm" svg:x="12.14cm" svg:y="6.931cm">
          <text:p/>
        </draw:rect>
        <draw:rect draw:style-name="gr23" draw:text-style-name="P2" draw:id="id19" draw:layer="layout" svg:width="3.852cm" svg:height="0.302cm" svg:x="12.265cm" svg:y="7.285cm">
          <text:p text:style-name="P1"><text:span text:style-name="T5">Установка каталога выгрузок</text:span></text:p>
        </draw:rect>
        <draw:frame draw:style-name="gr25" draw:text-style-name="P4" draw:layer="layout" svg:width="3.808cm" svg:height="0.581cm" svg:x="12.287cm" svg:y="6.809cm">
          <draw:text-box>
            <text:p><text:span text:style-name="T2">FrameOperationSettings</text:span></text:p>
          </draw:text-box>
        </draw:frame>
        <draw:rect draw:style-name="gr4" draw:text-style-name="P1" draw:layer="layout" svg:width="4.103cm" svg:height="0.768cm" svg:x="12.14cm" svg:y="5.931cm">
          <text:p/>
        </draw:rect>
        <draw:rect draw:style-name="gr23" draw:text-style-name="P2" draw:id="id21" draw:layer="layout" svg:width="3.852cm" svg:height="0.302cm" svg:x="12.265cm" svg:y="6.285cm">
          <text:p text:style-name="P1"><text:span text:style-name="T5">Загрузить лог с сервера</text:span></text:p>
        </draw:rect>
        <draw:frame draw:style-name="gr26" draw:text-style-name="P4" draw:layer="layout" svg:width="3.889cm" svg:height="0.581cm" svg:x="12.247cm" svg:y="5.809cm">
          <draw:text-box>
            <text:p><text:span text:style-name="T2">FrameOperationLoadLog</text:span></text:p>
          </draw:text-box>
        </draw:frame>
        <draw:rect draw:style-name="gr4" draw:text-style-name="P1" draw:layer="layout" svg:width="4.103cm" svg:height="0.768cm" svg:x="12.14cm" svg:y="5.032cm">
          <text:p/>
        </draw:rect>
        <draw:rect draw:style-name="gr23" draw:text-style-name="P2" draw:id="id23" draw:layer="layout" svg:width="3.852cm" svg:height="0.302cm" svg:x="12.265cm" svg:y="5.386cm">
          <text:p text:style-name="P1"><text:span text:style-name="T5">Выгрузить файлы на сервер</text:span></text:p>
        </draw:rect>
        <draw:frame draw:style-name="gr26" draw:text-style-name="P4" draw:layer="layout" svg:width="3.639cm" svg:height="0.581cm" svg:x="12.372cm" svg:y="4.91cm">
          <draw:text-box>
            <text:p><text:span text:style-name="T2">FrameOperationPutFile</text:span></text:p>
          </draw:text-box>
        </draw:frame>
        <draw:connector draw:style-name="gr24" draw:text-style-name="P1" draw:layer="layout" draw:type="line" svg:x1="9.707cm" svg:y1="6.428cm" svg:x2="12.265cm" svg:y2="7.436cm" draw:start-shape="id18" draw:start-glue-point="1" draw:end-shape="id19" draw:end-glue-point="3" svg:d="m9707 6428 2558 1008">
          <text:p/>
        </draw:connector>
        <draw:connector draw:style-name="gr24" draw:text-style-name="P1" draw:layer="layout" draw:type="line" svg:x1="9.707cm" svg:y1="6.003cm" svg:x2="12.265cm" svg:y2="6.436cm" draw:start-shape="id20" draw:start-glue-point="1" draw:end-shape="id21" draw:end-glue-point="3" svg:d="m9707 6003 2558 433">
          <text:p/>
        </draw:connector>
        <draw:connector draw:style-name="gr24" draw:text-style-name="P1" draw:layer="layout" draw:type="line" svg:x1="9.697cm" svg:y1="5.616cm" svg:x2="12.265cm" svg:y2="5.537cm" draw:start-shape="id22" draw:end-shape="id23" draw:end-glue-point="3" svg:d="m9697 5616 2568-79">
          <text:p/>
        </draw:connector>
        <draw:rect draw:style-name="gr4" draw:text-style-name="P1" draw:layer="layout" svg:width="4.103cm" svg:height="0.768cm" svg:x="12.141cm" svg:y="10.132cm">
          <text:p/>
        </draw:rect>
        <draw:rect draw:style-name="gr23" draw:text-style-name="P2" draw:id="id25" draw:layer="layout" svg:width="3.852cm" svg:height="0.302cm" svg:x="12.266cm" svg:y="10.486cm">
          <text:p text:style-name="P1"><text:span text:style-name="T5">Установка каталога настроек</text:span></text:p>
        </draw:rect>
        <draw:frame draw:style-name="gr25" draw:text-style-name="P4" draw:layer="layout" svg:width="3.588cm" svg:height="0.581cm" svg:x="12.398cm" svg:y="10.01cm">
          <draw:text-box>
            <text:p><text:span text:style-name="T2">FrameSettingsSettings</text:span></text:p>
          </draw:text-box>
        </draw:frame>
        <draw:rect draw:style-name="gr4" draw:text-style-name="P1" draw:layer="layout" svg:width="4.103cm" svg:height="0.977cm" svg:x="12.141cm" svg:y="9.033cm">
          <text:p/>
        </draw:rect>
        <draw:rect draw:style-name="gr23" draw:text-style-name="P2" draw:id="id27" draw:layer="layout" svg:width="3.852cm" svg:height="0.535cm" svg:x="12.266cm" svg:y="9.387cm">
          <text:p text:style-name="P1"><text:span text:style-name="T5">Загрузка/проверка текущих </text:span></text:p>
          <text:p text:style-name="P1"><text:span text:style-name="T5">системных настроек</text:span></text:p>
        </draw:rect>
        <draw:frame draw:style-name="gr26" draw:text-style-name="P4" draw:layer="layout" svg:width="3.431cm" svg:height="0.581cm" svg:x="12.477cm" svg:y="8.911cm">
          <draw:text-box>
            <text:p><text:span text:style-name="T2">FrameSettingsGetFile</text:span></text:p>
          </draw:text-box>
        </draw:frame>
        <draw:connector draw:style-name="gr24" draw:text-style-name="P1" draw:layer="layout" draw:type="line" svg:x1="9.684cm" svg:y1="10.159cm" svg:x2="12.266cm" svg:y2="10.637cm" draw:start-shape="id24" draw:end-shape="id25" draw:end-glue-point="3" svg:d="m9684 10159 2582 478">
          <text:p/>
        </draw:connector>
        <draw:connector draw:style-name="gr24" draw:text-style-name="P1" draw:layer="layout" draw:type="line" svg:x1="9.698cm" svg:y1="9.719cm" svg:x2="12.266cm" svg:y2="9.654cm" draw:start-shape="id26" draw:start-glue-point="1" draw:end-shape="id27" draw:end-glue-point="3" svg:d="m9698 9719 2568-65">
          <text:p/>
        </draw:connector>
        <draw:ellipse draw:style-name="gr27" draw:text-style-name="P3" draw:id="id28" draw:layer="layout" svg:width="5.7cm" svg:height="0.685cm" svg:x="19.459cm" svg:y="11.239cm">
          <text:p text:style-name="P1"><text:span text:style-name="T5">Установка каталога «Файлов настроек»</text:span></text:p>
        </draw:ellipse>
        <draw:ellipse draw:style-name="gr27" draw:text-style-name="P3" draw:id="id29" draw:layer="layout" svg:width="5.701cm" svg:height="0.685cm" svg:x="19.342cm" svg:y="10.402cm">
          <text:p text:style-name="P1"><text:span text:style-name="T5">Запрос каталога «Файлов настроек»</text:span></text:p>
        </draw:ellipse>
        <draw:connector draw:style-name="gr24" draw:text-style-name="P1" draw:layer="layout" draw:type="line" svg:x1="16.118cm" svg:y1="10.637cm" svg:x2="19.459cm" svg:y2="11.581cm" draw:start-shape="id25" draw:start-glue-point="1" draw:end-shape="id28" draw:end-glue-point="3" svg:d="m16118 10637 3341 944">
          <text:p/>
        </draw:connector>
        <draw:connector draw:style-name="gr24" draw:text-style-name="P1" draw:layer="layout" draw:type="line" svg:x1="19.342cm" svg:y1="10.744cm" svg:x2="16.118cm" svg:y2="10.637cm" draw:start-shape="id29" draw:end-shape="id25" draw:end-glue-point="1" svg:d="m19342 10744-3224-107">
          <text:p/>
        </draw:connector>
        <draw:ellipse draw:style-name="gr27" draw:text-style-name="P3" draw:id="id32" draw:layer="layout" svg:width="5.701cm" svg:height="0.685cm" svg:x="19.374cm" svg:y="6.841cm">
          <text:p text:style-name="P1"><text:span text:style-name="T5">Запрос каталога «Файлы на сервер»</text:span></text:p>
        </draw:ellipse>
        <draw:ellipse draw:style-name="gr27" draw:text-style-name="P3" draw:id="id31" draw:layer="layout" svg:width="5.7cm" svg:height="0.685cm" svg:x="19.375cm" svg:y="7.742cm">
          <text:p text:style-name="P1"><text:span text:style-name="T5">Установка каталога «Файлы на сервер»</text:span></text:p>
        </draw:ellipse>
        <draw:connector draw:style-name="gr24" draw:text-style-name="P1" draw:layer="layout" draw:type="line" svg:x1="16.162cm" svg:y1="7.436cm" svg:x2="19.375cm" svg:y2="8.084cm" draw:start-shape="id30" draw:start-glue-point="3" draw:end-shape="id31" draw:end-glue-point="3" svg:d="m16162 7436 3213 648">
          <text:p/>
        </draw:connector>
        <draw:connector draw:style-name="gr24" draw:text-style-name="P1" draw:id="id30" draw:layer="layout" draw:type="line" svg:x1="19.374cm" svg:y1="7.183cm" svg:x2="16.162cm" svg:y2="7.436cm" draw:start-shape="id32" draw:start-glue-point="3" svg:d="m19374 7183-3212 253">
          <text:p/>
        </draw:connector>
        <draw:ellipse draw:style-name="gr27" draw:text-style-name="P3" draw:id="id33" draw:layer="layout" svg:width="5.701cm" svg:height="0.685cm" svg:x="19.375cm" svg:y="5.942cm">
          <text:p text:style-name="P1"><text:span text:style-name="T5">Загрузить лог «Полученных сервером файлов»</text:span></text:p>
        </draw:ellipse>
        <draw:connector draw:style-name="gr24" draw:text-style-name="P1" draw:layer="layout" draw:type="line" svg:x1="19.375cm" svg:y1="6.284cm" svg:x2="16.163cm" svg:y2="6.436cm" draw:start-shape="id33" draw:start-glue-point="3" svg:d="m19375 6284-3212 152">
          <text:p/>
        </draw:connector>
        <draw:ellipse draw:style-name="gr27" draw:text-style-name="P3" draw:id="id34" draw:layer="layout" svg:width="5.701cm" svg:height="0.685cm" svg:x="19.376cm" svg:y="5.098cm">
          <text:p text:style-name="P1"><text:span text:style-name="T5">Получить очередные файлы от клиента</text:span></text:p>
        </draw:ellipse>
        <draw:connector draw:style-name="gr24" draw:text-style-name="P1" draw:layer="layout" draw:type="line" svg:x1="16.117cm" svg:y1="5.537cm" svg:x2="19.376cm" svg:y2="5.44cm" draw:start-shape="id23" draw:start-glue-point="1" draw:end-shape="id34" draw:end-glue-point="3" svg:d="m16117 5537 3259-97">
          <text:p/>
        </draw:connector>
        <draw:ellipse draw:style-name="gr27" draw:text-style-name="P3" draw:id="id35" draw:layer="layout" svg:width="5.701cm" svg:height="0.685cm" svg:x="19.377cm" svg:y="9.099cm">
          <text:p text:style-name="P1"><text:span text:style-name="T5">Загрузить текущую настройку</text:span></text:p>
        </draw:ellipse>
        <draw:connector draw:style-name="gr24" draw:text-style-name="P1" draw:layer="layout" draw:type="line" svg:x1="19.377cm" svg:y1="9.441cm" svg:x2="16.118cm" svg:y2="9.654cm" draw:start-shape="id35" draw:start-glue-point="3" draw:end-shape="id27" draw:end-glue-point="1" svg:d="m19377 9441-3259 213">
          <text:p/>
        </draw:connector>
      </draw:page>
      <draw:page draw:name="page3" draw:style-name="dp1" draw:master-page-name="Default">
        <draw:frame draw:style-name="gr28" draw:text-style-name="P5" draw:layer="layout" svg:width="15.082cm" svg:height="0.818cm" svg:x="7.622cm" svg:y="1cm">
          <draw:text-box>
            <text:p><text:span text:style-name="T7">Описание протокола общения между клиентом и сервером</text:span></text:p>
          </draw:text-box>
        </draw:frame>
        <draw:rect draw:style-name="gr29" draw:text-style-name="P1" draw:layer="layout" svg:width="3.366cm" svg:height="2.892cm" svg:x="3.903cm" svg:y="2.586cm">
          <text:p/>
        </draw:rect>
        <draw:rect draw:style-name="gr30" draw:text-style-name="P6" draw:layer="layout" svg:width="3.366cm" svg:height="0.457cm" svg:x="3.903cm" svg:y="2.585cm">
          <text:p text:style-name="P1"><text:span text:style-name="T8">Transport</text:span></text:p>
        </draw:rect>
        <draw:rect draw:style-name="gr29" draw:text-style-name="P1" draw:id="id37" draw:layer="layout" svg:width="3.366cm" svg:height="2.892cm" svg:x="8.775cm" svg:y="2.6cm">
          <text:p/>
        </draw:rect>
        <draw:rect draw:style-name="gr30" draw:text-style-name="P6" draw:layer="layout" svg:width="3.366cm" svg:height="0.457cm" svg:x="8.775cm" svg:y="2.599cm">
          <text:p text:style-name="P1"><text:span text:style-name="T8">Task</text:span></text:p>
        </draw:rect>
        <draw:rect draw:style-name="gr31" draw:text-style-name="P7" draw:id="id36" draw:layer="layout" svg:width="2.918cm" svg:height="0.336cm" svg:x="4.127cm" svg:y="3.349cm">
          <text:p text:style-name="P1"><text:span text:style-name="T6">List &lt;</text:span><text:span text:style-name="T2">Task</text:span><text:span text:style-name="T6">&gt;</text:span></text:p>
        </draw:rect>
        <draw:connector draw:style-name="gr24" draw:text-style-name="P1" draw:layer="layout" draw:type="line" svg:x1="7.045cm" svg:y1="3.517cm" svg:x2="8.775cm" svg:y2="4.046cm" draw:start-shape="id36" draw:start-glue-point="1" draw:end-shape="id37" svg:d="m7045 3517 1730 529">
          <text:p/>
        </draw:connector>
        <draw:rect draw:style-name="gr31" draw:text-style-name="P7" draw:id="id38" draw:layer="layout" svg:width="2.918cm" svg:height="0.336cm" svg:x="8.999cm" svg:y="3.906cm">
          <text:p text:style-name="P1"><text:span text:style-name="T6">List &lt;</text:span><text:span text:style-name="T2">Data</text:span><text:span text:style-name="T6">&gt;</text:span></text:p>
        </draw:rect>
        <draw:rect draw:style-name="gr31" draw:text-style-name="P7" draw:layer="layout" svg:width="2.918cm" svg:height="0.336cm" svg:x="8.999cm" svg:y="3.206cm">
          <text:p text:style-name="P1"><text:span text:style-name="T6">String </text:span><text:span text:style-name="T2">TaskName </text:span></text:p>
        </draw:rect>
        <draw:rect draw:style-name="gr29" draw:text-style-name="P1" draw:id="id39" draw:layer="layout" svg:width="3.366cm" svg:height="2.892cm" svg:x="13.275cm" svg:y="2.601cm">
          <text:p/>
        </draw:rect>
        <draw:rect draw:style-name="gr30" draw:text-style-name="P6" draw:layer="layout" svg:width="3.366cm" svg:height="0.457cm" svg:x="13.275cm" svg:y="2.6cm">
          <text:p text:style-name="P1"><text:span text:style-name="T8">Data</text:span></text:p>
        </draw:rect>
        <draw:rect draw:style-name="gr31" draw:text-style-name="P8" draw:layer="layout" svg:width="2.918cm" svg:height="0.336cm" svg:x="13.499cm" svg:y="3.907cm">
          <text:p text:style-name="P1"><text:span text:style-name="T9">String </text:span><text:span text:style-name="T2">ClassName</text:span></text:p>
        </draw:rect>
        <draw:rect draw:style-name="gr31" draw:text-style-name="P8" draw:layer="layout" svg:width="2.918cm" svg:height="0.336cm" svg:x="13.499cm" svg:y="3.207cm">
          <text:p text:style-name="P1"><text:span text:style-name="T9">String </text:span><text:span text:style-name="T2">DataName</text:span></text:p>
        </draw:rect>
        <draw:connector draw:style-name="gr24" draw:text-style-name="P1" draw:layer="layout" draw:type="line" svg:x1="11.917cm" svg:y1="4.074cm" svg:x2="13.275cm" svg:y2="4.047cm" draw:start-shape="id38" draw:start-glue-point="1" draw:end-shape="id39" draw:end-glue-point="3" svg:d="m11917 4074 1358-27">
          <text:p/>
        </draw:connector>
        <draw:rect draw:style-name="gr31" draw:text-style-name="P7" draw:layer="layout" svg:width="2.918cm" svg:height="0.336cm" svg:x="13.499cm" svg:y="4.607cm">
          <text:p text:style-name="P1"><text:span text:style-name="T6">Byte[] </text:span><text:span text:style-name="T2">data</text:span></text:p>
        </draw:rect>
        <draw:rect draw:style-name="gr32" draw:text-style-name="P9" draw:layer="layout" svg:width="2.918cm" svg:height="0.336cm" svg:x="4.127cm" svg:y="3.825cm">
          <text:p text:style-name="P1"><text:span text:style-name="T10">Autentification</text:span></text:p>
        </draw:rect>
        <draw:rect draw:style-name="gr31" draw:text-style-name="P7" draw:layer="layout" svg:width="2.918cm" svg:height="0.336cm" svg:x="4.127cm" svg:y="4.349cm">
          <text:p text:style-name="P1"><text:span text:style-name="T6">FlagDirection</text:span></text:p>
        </draw:rect>
        <draw:rect draw:style-name="gr31" draw:text-style-name="P7" draw:layer="layout" svg:width="2.918cm" svg:height="0.336cm" svg:x="9.027cm" svg:y="4.449cm">
          <text:p text:style-name="P1"><text:span text:style-name="T6">FlagStat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8-10-27T11:17:01.79</meta:creation-date>
    <dc:date>2008-11-05T18:11:09.03</dc:date>
    <dc:creator>Vitaliy Cherkashin</dc:creator>
    <meta:editing-duration>PT103H04M14S</meta:editing-duration>
    <meta:editing-cycles>10</meta:editing-cycles>
    <meta:generator>OpenOffice.org/3.0$Win32 OpenOffice.org_project/300m9$Build-9358</meta:generator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